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TC Caslon" svg:font-family="'ITC Caslon', Georgia, serif"/>
    <style:font-face style:name="Lohit Devanagari1" svg:font-family="'Lohit Devanagari'"/>
    <style:font-face style:name="adobe-caslon-pro" svg:font-family="adobe-caslon-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111111" style:font-name="ITC Caslon" fo:font-style="normal" fo:font-weight="normal"/>
    </style:style>
    <style:style style:name="P2" style:family="paragraph" style:parent-style-name="Text_20_body">
      <style:text-properties fo:font-variant="normal" fo:text-transform="none" fo:color="#333333" style:font-name="adobe-caslon-pro" fo:font-size="10pt" fo:letter-spacing="normal" fo:font-style="normal" fo:font-weight="normal" style:font-size-asian="10pt" style:font-size-complex="10pt"/>
    </style:style>
    <style:style style:name="P3" style:family="paragraph" style:parent-style-name="Text_20_body">
      <style:paragraph-properties fo:margin-left="0cm" fo:margin-right="0cm" fo:orphans="2" fo:widows="2" fo:text-indent="0cm" style:auto-text-indent="false" fo:padding="0cm" fo:border="none"/>
      <style:text-properties fo:font-variant="normal" fo:text-transform="none" fo:color="#333333" style:font-name="adobe-caslon-pro" fo:font-size="15pt" fo:letter-spacing="normal" fo:font-style="normal" fo:font-weight="normal"/>
    </style:style>
    <style:style style:name="P4" style:family="paragraph" style:parent-style-name="Text_20_body">
      <style:paragraph-properties fo:margin-left="0cm" fo:margin-right="0cm" fo:orphans="2" fo:widows="2" fo:text-indent="0cm" style:auto-text-indent="false" fo:padding="0cm" fo:border="none"/>
      <style:text-properties fo:font-variant="normal" fo:text-transform="none" fo:color="#333333" style:font-name="adobe-caslon-pro" fo:font-size="10pt" fo:letter-spacing="normal" fo:font-style="normal" fo:font-weight="normal" style:font-size-asian="10pt" style:font-size-complex="10pt"/>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Heading_20_1">
      <style:text-properties fo:font-variant="normal" fo:text-transform="none" fo:color="#111111" style:font-name="ITC Caslon" fo:font-size="10pt" fo:font-style="normal" fo:font-weight="normal" style:font-size-asian="10pt" style:font-size-complex="10pt"/>
    </style:style>
    <style:style style:name="T1" style:family="text">
      <style:text-properties fo:font-variant="normal" fo:text-transform="none" fo:color="#333333" style:font-name="adobe-caslon-pro" fo:letter-spacing="normal" fo:font-style="normal" fo:font-weight="normal"/>
    </style:style>
    <style:style style:name="T2" style:family="text">
      <style:text-properties fo:font-variant="normal" fo:text-transform="none" fo:color="#333333" style:font-name="adobe-caslon-pro" fo:letter-spacing="normal" fo:font-style="normal" fo:font-weight="normal" loext:padding="0cm" loext:border="none"/>
    </style:style>
    <style:style style:name="T3" style:family="text">
      <style:text-properties fo:font-variant="normal" fo:text-transform="none" fo:color="#333333" style:font-name="adobe-caslon-pro" fo:font-size="10pt" fo:letter-spacing="normal" fo:font-style="normal" fo:font-weight="normal" style:font-size-asian="10pt" style:font-size-complex="10pt"/>
    </style:style>
    <style:style style:name="T4" style:family="text">
      <style:text-properties fo:font-variant="normal" fo:text-transform="none" fo:color="#333333" style:font-name="adobe-caslon-pro" fo:font-size="10pt" fo:letter-spacing="normal" fo:font-style="normal" fo:font-weight="normal" style:font-size-asian="10pt" style:font-size-complex="10pt" loext:padding="0cm" loext:border="none"/>
    </style:style>
    <style:style style:name="T5" style:family="text">
      <style:text-properties fo:color="#666666"/>
    </style:style>
    <style:style style:name="T6" style:family="text">
      <style:text-properties fo:color="#666666" style:font-name="adobe-caslon-pro" fo:font-size="13.5pt" fo:letter-spacing="normal"/>
    </style:style>
    <style:style style:name="T7" style:family="text">
      <style:text-properties fo:color="#666666" style:font-name="adobe-caslon-pro" fo:font-size="13.5pt" fo:letter-spacing="normal" loext:padding="0cm" loext:border="none"/>
    </style:style>
    <style:style style:name="T8" style:family="text">
      <style:text-properties fo:color="#666666" style:font-name="adobe-caslon-pro" fo:letter-spacing="normal"/>
    </style:style>
    <style:style style:name="T9" style:family="text">
      <style:text-properties fo:color="#666666" style:font-name="adobe-caslon-pro" fo:letter-spacing="normal" loext:padding="0cm" loext:border="none"/>
    </style:style>
    <style:style style:name="T10" style:family="text">
      <style:text-properties fo:color="#666666" style:font-name="adobe-caslon-pro" fo:font-size="10pt" fo:letter-spacing="normal" style:font-size-asian="10pt" style:font-size-complex="10pt"/>
    </style:style>
    <style:style style:name="T11" style:family="text">
      <style:text-properties fo:color="#666666" style:font-name="adobe-caslon-pro" fo:font-size="10pt" fo:letter-spacing="normal" style:font-size-asian="10pt" style:font-size-complex="10pt" loext:padding="0cm" loext:border="none"/>
    </style:style>
    <style:style style:name="T12" style:family="text">
      <style:text-properties fo:color="#666666" fo:font-size="13.5pt"/>
    </style:style>
    <style:style style:name="T13" style:family="text">
      <style:text-properties loext:padding="0cm" loext:border="none"/>
    </style:style>
    <style:style style:name="T14" style:family="text">
      <style:text-properties fo:text-transform="capitalize" fo:color="#111111" style:font-name="ITC Caslon" fo:font-size="13.5pt" loext:padding="0cm" loext:border="none"/>
    </style:style>
    <style:style style:name="T15" style:family="text">
      <style:text-properties fo:text-transform="capitalize" fo:color="#111111" style:font-name="ITC Caslon" loext:padding="0cm" loext:border="none"/>
    </style:style>
    <style:style style:name="T16" style:family="text">
      <style:text-properties fo:font-size="10pt" style:font-size-asian="10pt" style:font-size-complex="10pt"/>
    </style:style>
    <style:style style:name="T17" style:family="text">
      <style:text-properties fo:font-size="10pt" style:font-size-asian="10pt" style:font-size-complex="10pt"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Why Gender Equality Is One Of The Great Human Rights Causes Of Our Time</text:h>
      <text:p text:style-name="P1"><text:span text:style-name="T10">Penny Mordaunt writes a personal essay, exclusively for </text:span><text:span text:style-name="Emphasis"><text:span text:style-name="T11">Vogue</text:span></text:span><text:span text:style-name="T10">, on her battle for women's rights and why it should matter to all of us that everyone on Earth is as safe, healthy and happy as is humanly possible.</text:span></text:p>
      <text:p text:style-name="P2"><text:span text:style-name="T15">I </text:span><text:span text:style-name="T5">turned 46 this week – the same age as my mum was when she died of breast cancer. She was a part-time special needs teacher and a brilliant mother. It’s thanks to her that I am where I am today. And it’s pleasing that my two jobs in government - Secretary of State for International Development and Minister for Women and Equalities – both involve battling for women’s equality.</text:span></text:p>
      <text:p text:style-name="P4">We have had some victories. For the first time, UK companies have been required to publish their gender pay gap data. There are more women in work than ever before. We have launched the largest ever international grassroots movement to end Female Genital Mutilation. Last year, we celebrated 100 years since most women in the UK got the vote.</text:p>
      <text:p text:style-name="P4">And yet a great deal needs to change if we are to meet the UN’s Global Goal of gender equality by 2030. My department is working in 32 countries to end help violence against women and girls. The need is massive and urgent. One in three women are beaten or sexually abused during their lifetime. Last year in the UK alone, some 1.3 million women suffered domestic abuse. The educational and economic situation of a huge number of girls and women is desperate.</text:p>
      <text:p text:style-name="P4">It’s not simply that we haven’t won every battle yet, nor that we are not making adequate progress. It’s much worse than that. In many respects, we are actually going backwards. International Women’s Day is an opportunity to highlight these issues and mobilise supporters for change. This year’s theme, #BalanceForBetter, champions the economic benefits of professional and social equality for women and men. I am working across government and with entrepreneurs, female-led start-ups, businesses, charities, and international organisations to push for change and to ensure that women’s voices are heard.</text:p>
      <text:p text:style-name="P3"><text:span text:style-name="T16">There are two especially vital areas that I would like to raise with </text:span><text:span text:style-name="Emphasis"><text:span text:style-name="T17">Vogue</text:span></text:span><text:span text:style-name="T16">readers. The first is tackling period poverty. Seven per cent of girls and young women in the UK have been unable to access sanitary products because of their cost at some point in the last year. Meanwhile, many women and girls in developing countries use rags, grass and old clothes to manage their periods. Some are taught that menstruation is a disease. This is intolerable if we want all girls to go to school and women to be full participants in their community.</text:span></text:p>
      <text:p text:style-name="P3"><text:span text:style-name="T16">I am very grateful to British </text:span><text:span text:style-name="Emphasis"><text:span text:style-name="T17">Vogue</text:span></text:span><text:span text:style-name="T16"> for supporting the announcements I made earlier this week as part of our campaign to end period poverty by 2030. The money is important, but so is spreading correct information about periods and sharing best practice. Entrepreneurs like Cheeky Wipes and WUKA are developing eco-friendly solutions, while Procter &amp; Gamble is supporting the #EndPeriodPoverty campaign, via their feminine hygiene brand Always.</text:span></text:p>
      <text:p text:style-name="P4">The second thing I want to promote is our work to give older and financially fragile women in the UK genuine economic freedom and choice. The Government Equalities Office is going to listen more to the women whose voices are typically less heard: the low-paid women whose hard work keeps businesses afloat, often while they also have hugely demanding caring responsibilities. Taking time out of professional roles to raise children, while wonderful and rewarding, has a big impact on women’s wages, savings and pensions.</text:p>
      <text:p text:style-name="P4">I’m sure that many of us were not aware at the time just what kind of sacrifices our working mum made so that we would have opportunities they did not have themselves. And in order to understand the pressures that women face today, we need to recognise that they are individuals with different circumstances and needs. That’s why later this spring I will launch a new strategy, that will seek out hidden inequalities and develop new ways of helping women to be empowered economically.</text:p>
      <text:p text:style-name="P4"><text:soft-page-break/>None of these are issues that anybody, whatever their gender, can afford ignore. It should matter to all of us that everyone on Earth is as safe, healthy and happy as is humanly possible. No business, society or country can flourish if half of its people are marginalised.</text:p>
      <text:p text:style-name="P4">Gender equality is one of the great human rights causes of our time.</text:p>
      <text:p text:style-name="P5"><text:span text:style-name="T3">Thank you to British </text:span><text:span text:style-name="Emphasis"><text:span text:style-name="T4">Vogue</text:span></text:span><text:span text:style-name="T3"> and its readers for your support - and happy International Women’s Day. Let’s all do all we can to make it happier still with each passing year.</text:span></text:p>
      <text:p text:style-name="P3"/>
      <text:p text:style-name="P1"><text:span text:style-name="T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TC Caslon" svg:font-family="'ITC Caslon', Georgia, serif"/>
    <style:font-face style:name="Lohit Devanagari1" svg:font-family="'Lohit Devanagari'"/>
    <style:font-face style:name="adobe-caslon-pro" svg:font-family="adobe-caslon-pr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0:52:23.674544997</meta:creation-date>
    <dc:date>2019-03-08T11:00:02.214009575</dc:date>
    <meta:editing-duration>PT7M39S</meta:editing-duration>
    <meta:editing-cycles>2</meta:editing-cycles>
    <meta:generator>LibreOffice/6.0.7.3$Linux_X86_64 LibreOffice_project/00m0$Build-3</meta:generator>
    <meta:document-statistic meta:table-count="0" meta:image-count="0" meta:object-count="0" meta:page-count="2" meta:paragraph-count="13" meta:word-count="777" meta:character-count="4563" meta:non-whitespace-character-count="3797"/>
  </office:meta>
</office:document-meta>
</file>